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Versions/Version1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List.xml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4.486cm"/>
    </style:style>
    <style:style style:name="co3" style:family="table-column">
      <style:table-column-properties fo:break-before="auto" style:column-width="5.438cm"/>
    </style:style>
    <style:style style:name="co4" style:family="table-column">
      <style:table-column-properties fo:break-before="auto" style:column-width="24.289cm"/>
    </style:style>
    <style:style style:name="co5" style:family="table-column">
      <style:table-column-properties fo:break-before="auto" style:column-width="9.749cm"/>
    </style:style>
    <style:style style:name="co6" style:family="table-column">
      <style:table-column-properties fo:break-before="auto" style:column-width="13.328cm"/>
    </style:style>
    <style:style style:name="co7" style:family="table-column">
      <style:table-column-properties fo:break-before="auto" style:column-width="13.80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3.357cm" fo:break-before="auto" style:use-optimal-row-height="true"/>
    </style:style>
    <style:style style:name="ro3" style:family="table-row">
      <style:table-row-properties style:row-height="2.124cm" fo:break-before="auto" style:use-optimal-row-height="true"/>
    </style:style>
    <style:style style:name="ro4" style:family="table-row">
      <style:table-row-properties style:row-height="1.723cm" fo:break-before="auto" style:use-optimal-row-height="true"/>
    </style:style>
    <style:style style:name="ro5" style:family="table-row">
      <style:table-row-properties style:row-height="1.741cm" fo:break-before="auto" style:use-optimal-row-height="true"/>
    </style:style>
    <style:style style:name="ro6" style:family="table-row">
      <style:table-row-properties style:row-height="1.328cm" fo:break-before="auto" style:use-optimal-row-height="true"/>
    </style:style>
    <style:style style:name="ro7" style:family="table-row">
      <style:table-row-properties style:row-height="0.531cm" fo:break-before="auto" style:use-optimal-row-height="true"/>
    </style:style>
    <style:style style:name="ro8" style:family="table-row">
      <style:table-row-properties style:row-height="1.339cm" fo:break-before="auto" style:use-optimal-row-height="true"/>
    </style:style>
    <style:style style:name="ro9" style:family="table-row">
      <style:table-row-properties style:row-height="2.145cm" fo:break-before="auto" style:use-optimal-row-height="true"/>
    </style:style>
    <style:style style:name="ro10" style:family="table-row">
      <style:table-row-properties style:row-height="2.9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1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82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order-left="0.74pt solid #000000" fo:border-right="none" fo:border-top="0.74pt solid #000000" style:vertical-align="middl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</style:style>
    <style:style style:name="ce86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="none" style:vertical-align="middle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9" style:family="table-cell" style:parent-style-name="Default">
      <style:table-cell-properties fo:border="0.74pt solid #000000" style:vertical-align="middle"/>
      <style:text-properties fo:color="#c9211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end" fo:margin-left="0cm"/>
    </style:style>
    <style:style style:name="ce9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end" fo:margin-left="0c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end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style:font-name-complex="Lucida Sans"/>
    </style:style>
    <style:style style:name="ce17" style:family="table-cell" style:parent-style-name="Default">
      <style:table-cell-properties style:vertical-align="middle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ff0000" style:font-name="Arial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ff0000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100" style:family="table-cell" style:parent-style-name="Default">
      <style:table-cell-properties fo:border-bottom="none" fo:background-color="#333333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color="#ff0000"/>
    </style:style>
    <style:style style:name="ce101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102" style:family="table-cell" style:parent-style-name="Default">
      <style:table-cell-properties fo:border-bottom="0.74pt solid #000000" fo:border-left="0.74pt solid #000000" fo:border-right="none" fo:border-top="none" style:vertical-align="middle"/>
      <style:text-properties fo:color="#ff0000"/>
    </style:style>
    <style:style style:name="ce1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color="#ff0000"/>
    </style:style>
    <style:style style:name="ce104" style:family="table-cell" style:parent-style-name="Default">
      <style:text-properties fo:color="#000000"/>
    </style:style>
    <style:style style:name="ce1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107" style:family="table-cell" style:parent-style-name="Default">
      <style:table-cell-properties fo:border-bottom="none" fo:background-color="#333333" fo:border-left="0.74pt solid #000000" fo:border-right="none" fo:border-top="0.74pt solid #000000"/>
    </style:style>
    <style:style style:name="ce10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/>
    </style:style>
    <style:style style:name="ce111" style:family="table-cell" style:parent-style-name="Default">
      <style:table-cell-properties fo:border-bottom="0.74pt solid #000000" fo:border-left="none" fo:border-right="none" fo:border-top="0.74pt solid #000000"/>
      <style:text-properties fo:color="#c9211e" fo:font-weight="bold" style:font-weight-asian="bold" style:font-weight-complex="bold"/>
    </style:style>
    <style:style style:name="ce1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cm"/>
    </style:style>
    <style:style style:name="ce11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cm"/>
    </style:style>
    <style:style style:name="ce11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</style:style>
    <style:style style:name="ce11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16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color="#000000"/>
    </style:style>
    <style:style style:name="ce11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18" style:family="table-cell" style:parent-style-name="Default">
      <style:table-cell-properties fo:border-bottom="none" fo:border-left="none" fo:border-right="0.74pt solid #000000" fo:border-top="0.74pt solid #000000"/>
    </style:style>
    <style:style style:name="ce119" style:family="table-cell" style:parent-style-name="Default">
      <style:table-cell-properties fo:border-bottom="none" fo:border-left="none" fo:border-right="0.74pt solid #000000" fo:border-top="none"/>
    </style:style>
    <style:style style:name="ce120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4" style:family="text">
      <style:text-properties fo:color="#000000"/>
    </style:style>
    <style:style style:name="T5" style:family="text">
      <style:text-properties fo:color="#2a6099"/>
    </style:style>
    <style:style style:name="T6" style:family="text">
      <style:text-properties fo:color="#ff0000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2a6099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bf00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a933" style:font-name-complex="Lucida Sans"/>
    </style:style>
    <style:style style:name="T1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a933"/>
    </style:style>
    <style:style style:name="T1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complex="Lucida Sans"/>
    </style:style>
    <style:style style:name="T1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complex="Arial"/>
    </style:style>
    <style:style style:name="T13" style:family="text">
      <style:text-properties fo:color="#ff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2a60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6" style:family="text">
      <style:text-properties fo:color="#ff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2a6099"/>
    </style:style>
    <style:style style:name="T1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bf00"/>
    </style:style>
    <style:style style:name="T2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21" style:family="text">
      <style:text-properties fo:color="#ff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color="#000000"/>
    </style:style>
    <style:style style:name="T2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color="#2a6099"/>
    </style:style>
    <style:style style:name="T24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2a6099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color="#ff0000"/>
    </style:style>
    <style:style style:name="T27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color="#2a6099"/>
    </style:style>
    <style:style style:name="T2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color="#000000"/>
    </style:style>
    <style:style style:name="T3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31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Recensements_1836_PSTI6co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81" office:value-type="string" calcext:value-type="string">
            <text:p>Champ</text:p>
          </table:table-cell>
          <table:table-cell table:style-name="ce9" office:value-type="string" calcext:value-type="string">
            <text:p>Exemple</text:p>
          </table:table-cell>
          <table:table-cell table:style-name="ce81" office:value-type="string" calcext:value-type="string">
            <text:p>Classe</text:p>
          </table:table-cell>
          <table:table-cell table:style-name="ce81" office:value-type="string" calcext:value-type="string">
            <text:p>Chemins</text:p>
          </table:table-cell>
          <table:table-cell table:style-name="ce111" office:value-type="string" calcext:value-type="string">
            <text:p>Commentaire</text:p>
          </table:table-cell>
          <table:table-cell table:style-name="ce117"/>
          <table:table-cell/>
        </table:table-row>
        <table:table-row table:style-name="ro1">
          <table:table-cell table:style-name="ce82" office:value-type="string" calcext:value-type="string">
            <text:p>identifiant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97" office:value-type="string" calcext:value-type="string">
            <text:p>/</text:p>
          </table:table-cell>
          <table:table-cell table:style-name="ce112" office:value-type="string" calcext:value-type="string">
            <text:p>Ignorer pour l’instant</text:p>
          </table:table-cell>
          <table:table-cell table:style-name="ce117"/>
          <table:table-cell/>
        </table:table-row>
        <table:table-row table:style-name="ro2">
          <table:table-cell table:style-name="ce82" office:value-type="string" calcext:value-type="string">
            <text:p>quartier_rue</text:p>
          </table:table-cell>
          <table:table-cell table:style-name="ce91" office:value-type="string" calcext:value-type="string">
            <text:p>Impasse du boulevard</text:p>
          </table:table-cell>
          <table:table-cell table:style-name="ce20" office:value-type="string" calcext:value-type="string">
            <text:p>E41 Appellation</text:p>
          </table:table-cell>
          <table:table-cell table:style-name="ce105" office:value-type="string" calcext:value-type="string">
            <text:p><text:span text:style-name="T5">C11 Appellation in a Language</text:span> → sdh:P13 refers to name → <text:span text:style-name="T6">E41 Appellation</text:span></text:p>
            <text:p><text:span text:style-name="T2">----- </text:span><text:span text:style-name="T7">C11</text:span><text:span text:style-name="T3"> → sdh:P12 used in language → E56 Language (« Français »)</text:span></text:p>
            <text:p><text:span text:style-name="T2">----- </text:span><text:span text:style-name="T7">C11</text:span><text:span text:style-name="T3"> → sdh:P11 is appellation for language of → </text:span><text:span text:style-name="T8">C13 Geographical Place</text:span></text:p>
            <text:p><text:span text:style-name="T2">---------- </text:span><text:span text:style-name="T8">C13</text:span><text:span text:style-name="T3"> → sdh:P68 is classified by → C48 Geographical Place Classification (« Quartier ou voie »)</text:span></text:p>
            <text:p><text:span text:style-name="T2">---------- </text:span><text:span text:style-name="T8">C13</text:span><text:span text:style-name="T3"> → sdh-so:P49 is location of → </text:span><text:span text:style-name="T9">C28 Legal Location of an Actor</text:span></text:p>
            <text:p><text:span text:style-name="T2">--------------- </text:span><text:span text:style-name="T10">C28</text:span><text:span text:style-name="T3"> → sdh-so:P51 has legal location type → C33 Legal Location Type (« Résidence »)</text:span></text:p>
            <text:p><text:span text:style-name="T2">--------------- </text:span><text:span text:style-name="T10">C28</text:span><text:span text:style-name="T3"> → </text:span><text:span text:style-name="T11">sdh-so:P52 is legal connotation</text:span><text:span text:style-name="T12"> of → E74 Group (Foyer)</text:span></text:p>
            <text:p><text:span text:style-name="T2">--------------- </text:span><text:span text:style-name="T10">C28</text:span><text:span text:style-name="T3"> → crm:P4 has time-span → E52 Time-Span (« 1836 »)</text:span></text:p>
          </table:table-cell>
          <table:table-cell table:style-name="ce112"/>
          <table:table-cell table:style-name="ce117"/>
          <table:table-cell/>
        </table:table-row>
        <table:table-row table:style-name="ro3">
          <table:table-cell table:style-name="ce82" office:value-type="string" calcext:value-type="string">
            <text:p>numero_ordre_menages</text:p>
          </table:table-cell>
          <table:table-cell table:style-name="ce91" office:value-type="float" office:value="406" calcext:value-type="float">
            <text:p>406</text:p>
          </table:table-cell>
          <table:table-cell table:style-name="ce98" office:value-type="string" calcext:value-type="string">
            <text:p>E42 Identifier</text:p>
          </table:table-cell>
          <table:table-cell table:style-name="ce97" office:value-type="string" calcext:value-type="string">
            <text:p><text:span text:style-name="T13">E42 Identifier</text:span><text:span text:style-name="T1"> → crm:P76i provides access to → </text:span><text:span text:style-name="T7">E74 Group</text:span><text:span text:style-name="T3"> (Foyer)</text:span></text:p>
            <text:p>----- <text:span text:style-name="T5">E74</text:span> → crm-sup:P7 has group type → C9 Group Type (« Ménage »)</text:p>
            <text:p><text:span text:style-name="T1">----- </text:span><text:span text:style-name="T7">E74</text:span><text:span text:style-name="T1"> → crm-sup:P2 was the membership group of → </text:span><text:span text:style-name="T8">C5 Membership</text:span></text:p>
            <text:p><text:span text:style-name="T2">---------- </text:span><text:span text:style-name="T8">C5</text:span><text:span text:style-name="T3"> → sdh-so:P1 was membership of → E21 Person</text:span></text:p>
            <text:p><text:span text:style-name="T2">---------- </text:span><text:span text:style-name="T8">C5</text:span><text:span text:style-name="T3"> → crm:P4 has time-span → E52 Time-Span (« 1836 »)</text:span></text:p>
          </table:table-cell>
          <table:table-cell table:style-name="ce112" office:value-type="string" calcext:value-type="string">
            <text:p><text:span text:style-name="T1">Le Time-Span ne devrait-il pas être lié à </text:span><text:span text:style-name="T7">E15</text:span><text:span text:style-name="T1"> </text:span>plutôt qu’à <text:span text:style-name="T31">C5 </text:span>?</text:p>
          </table:table-cell>
          <table:table-cell table:style-name="ce117"/>
          <table:table-cell/>
        </table:table-row>
        <table:table-row table:style-name="ro4">
          <table:table-cell table:style-name="ce82" office:value-type="string" calcext:value-type="string">
            <text:p>nom_famille</text:p>
          </table:table-cell>
          <table:table-cell table:style-name="ce91" office:value-type="string" calcext:value-type="string">
            <text:p>Galler</text:p>
          </table:table-cell>
          <table:table-cell table:style-name="ce98" office:value-type="string" calcext:value-type="string">
            <text:p>E62 String</text:p>
          </table:table-cell>
          <table:table-cell table:style-name="ce106" office:value-type="string" calcext:value-type="string">
            <text:p><text:span text:style-name="T14">C38 Person Appellation in a Language </text:span><text:span text:style-name="T3">→ sdh:P13 refers to name → </text:span><text:span text:style-name="T15">E62 String</text:span></text:p>
            <text:p><text:span text:style-name="T2">----- </text:span><text:span text:style-name="T7">C38</text:span><text:span text:style-name="T15"> </text:span><text:span text:style-name="T1">→ sdh:P11 is appellation for langage of → E21 Person</text:span></text:p>
            <text:p><text:span text:style-name="T2">----- </text:span><text:span text:style-name="T7">C38</text:span><text:span text:style-name="T1"> → crm:P14 has appellation for langage type → C39 Person</text:span><text:span text:style-name="T3"> Appellation in a Language type (« Nom de famille »</text:span><text:span text:style-name="T1">)</text:span></text:p>
            <text:p><text:span text:style-name="T2">----- </text:span><text:span text:style-name="T7">C38</text:span><text:span text:style-name="T1"> → crm:P12 used in language → E56 Language</text:span><text:span text:style-name="T3"> (« Français »</text:span><text:span text:style-name="T1">)</text:span></text:p>
          </table:table-cell>
          <table:table-cell table:style-name="ce112"/>
          <table:table-cell table:style-name="ce117"/>
          <table:table-cell/>
        </table:table-row>
        <table:table-row table:style-name="ro4">
          <table:table-cell table:style-name="ce82" office:value-type="string" calcext:value-type="string">
            <text:p>nom_usage</text:p>
          </table:table-cell>
          <table:table-cell table:style-name="ce91" office:value-type="string" calcext:value-type="string">
            <text:p>Dubier</text:p>
          </table:table-cell>
          <table:table-cell table:style-name="ce98" office:value-type="string" calcext:value-type="string">
            <text:p>E62 String</text:p>
          </table:table-cell>
          <table:table-cell table:style-name="ce106" office:value-type="string" calcext:value-type="string">
            <text:p><text:span text:style-name="T14">C38 Person Appellation in a Language </text:span><text:span text:style-name="T3">→ sdh:P13 refers to name → </text:span><text:span text:style-name="T15">E62 String</text:span></text:p>
            <text:p><text:span text:style-name="T2">----- </text:span><text:span text:style-name="T7">C38</text:span><text:span text:style-name="T15"> </text:span><text:span text:style-name="T1">→ sdh:P11 is appellation for langage of → E21 Person</text:span></text:p>
            <text:p><text:span text:style-name="T2">----- </text:span><text:span text:style-name="T7">C38</text:span><text:span text:style-name="T1"> → crm:P14 has appellation for langage type → C39 Person</text:span><text:span text:style-name="T3"> Appellation in a Language type (« Nom d’usage »</text:span><text:span text:style-name="T1">)</text:span></text:p>
            <text:p><text:span text:style-name="T2">----- </text:span><text:span text:style-name="T7">C38</text:span><text:span text:style-name="T1"> → crm:P12 used in language → E56 Language</text:span><text:span text:style-name="T3"> (« Français »</text:span><text:span text:style-name="T1">)</text:span></text:p>
          </table:table-cell>
          <table:table-cell table:style-name="ce112"/>
          <table:table-cell table:style-name="ce117"/>
          <table:table-cell/>
        </table:table-row>
        <table:table-row table:style-name="ro5">
          <table:table-cell table:style-name="ce82" office:value-type="string" calcext:value-type="string">
            <text:p>prenom</text:p>
          </table:table-cell>
          <table:table-cell table:style-name="ce91" office:value-type="string" calcext:value-type="string">
            <text:p>Mauricette</text:p>
          </table:table-cell>
          <table:table-cell table:style-name="ce98" office:value-type="string" calcext:value-type="string">
            <text:p>E62 String</text:p>
          </table:table-cell>
          <table:table-cell table:style-name="ce106" office:value-type="string" calcext:value-type="string">
            <text:p><text:span text:style-name="T14">C38 Person Appellation in a Language </text:span><text:span text:style-name="T3">→ sdh:P13 refers to name → </text:span><text:span text:style-name="T15">E62 String</text:span></text:p>
            <text:p><text:span text:style-name="T2">----- </text:span><text:span text:style-name="T7">C38</text:span><text:span text:style-name="T15"> </text:span><text:span text:style-name="T1">→ sdh:P11 is appellation for langage of → E21 Person</text:span></text:p>
            <text:p><text:span text:style-name="T2">----- </text:span><text:span text:style-name="T7">C38</text:span><text:span text:style-name="T1"> → crm:P14 has appellation for langage type → C39 Person</text:span><text:span text:style-name="T3"> Appellation in a Language type (« Prénom »</text:span><text:span text:style-name="T1">)</text:span></text:p>
            <text:p><text:span text:style-name="T2">----- </text:span><text:span text:style-name="T7">C38</text:span><text:span text:style-name="T1"> → crm:P12 used in language → E56 Language</text:span><text:span text:style-name="T3"> (« Français »</text:span><text:span text:style-name="T1">)</text:span></text:p>
          </table:table-cell>
          <table:table-cell table:style-name="ce112"/>
          <table:table-cell table:style-name="ce117"/>
          <table:table-cell/>
        </table:table-row>
        <table:table-row table:style-name="ro6">
          <table:table-cell table:style-name="ce82" office:value-type="string" calcext:value-type="string">
            <text:p>titre_profession</text:p>
          </table:table-cell>
          <table:table-cell table:style-name="ce91" office:value-type="string" calcext:value-type="string">
            <text:p>domestique jardinier</text:p>
          </table:table-cell>
          <table:table-cell table:style-name="ce19" office:value-type="string" calcext:value-type="string">
            <text:p>C8 Occupation (temporal entity)</text:p>
          </table:table-cell>
          <table:table-cell table:style-name="ce97" office:value-type="string" calcext:value-type="string">
            <text:p><text:span text:style-name="T16">C8 Occupation (temporal entity) </text:span><text:span text:style-name="T17">→ sdh-so:P5 is about → </text:span><text:span text:style-name="T18">C7 Occupation</text:span><text:span text:style-name="T19"> </text:span><text:span text:style-name="T20">(« Activité professionnelle »)</text:span></text:p>
            <text:p><text:span text:style-name="T1">----- </text:span><text:span text:style-name="T15">C8</text:span><text:span text:style-name="T8"> </text:span><text:span text:style-name="T3">→ sdh-so:P4 is occupation of → E21 Person</text:span></text:p>
            <text:p><text:span text:style-name="T2">----- </text:span><text:span text:style-name="T15">C8</text:span><text:span text:style-name="T8"> </text:span><text:span text:style-name="T3">→ crm:P4 has time-span → E52 Time-Span (« 1836 »)</text:span></text:p>
          </table:table-cell>
          <table:table-cell table:style-name="ce113"/>
          <table:table-cell table:style-name="ce117"/>
          <table:table-cell/>
        </table:table-row>
        <table:table-row table:style-name="ro1">
          <table:table-cell table:style-name="ce83" office:value-type="string" calcext:value-type="string">
            <text:p>etat_civil</text:p>
          </table:table-cell>
          <table:table-cell table:style-name="ce12" office:value-type="string" calcext:value-type="string">
            <text:p>homme marié</text:p>
          </table:table-cell>
          <table:table-cell table:style-name="ce100"/>
          <table:table-cell table:style-name="ce107"/>
          <table:table-cell table:style-name="ce114"/>
          <table:table-cell table:style-name="ce118"/>
          <table:table-cell/>
        </table:table-row>
        <table:table-row table:style-name="ro7">
          <table:table-cell table:style-name="ce84" office:value-type="string" calcext:value-type="string">
            <text:p>genre</text:p>
          </table:table-cell>
          <table:table-cell table:style-name="ce13" office:value-type="string" calcext:value-type="string">
            <text:p>homme</text:p>
          </table:table-cell>
          <table:table-cell table:style-name="ce101" office:value-type="string" calcext:value-type="string">
            <text:p>C11 Gender</text:p>
          </table:table-cell>
          <table:table-cell table:style-name="ce108" office:value-type="string" calcext:value-type="string">
            <text:p><text:span text:style-name="T2">E21 Person</text:span><text:span text:style-name="T15"> </text:span><text:span text:style-name="T3">→ sdh-so:P23 has gender → </text:span><text:span text:style-name="T15">C11 Gender</text:span><text:span text:style-name="T8"> </text:span><text:span text:style-name="T3">(« Genre »)</text:span></text:p>
          </table:table-cell>
          <table:table-cell table:style-name="ce115"/>
          <table:table-cell table:style-name="ce119"/>
          <table:table-cell/>
        </table:table-row>
        <table:table-row table:style-name="ro6">
          <table:table-cell table:style-name="ce85" office:value-type="string" calcext:value-type="string">
            <text:p>statut_marital</text:p>
          </table:table-cell>
          <table:table-cell table:style-name="ce14" office:value-type="string" calcext:value-type="string">
            <text:p>marié</text:p>
          </table:table-cell>
          <table:table-cell table:style-name="ce102" office:value-type="string" calcext:value-type="string">
            <text:p>C26 Legal Quality</text:p>
          </table:table-cell>
          <table:table-cell table:style-name="ce108" office:value-type="string" calcext:value-type="string">
            <text:p><text:span text:style-name="T13">C26 Legal Quality </text:span><text:span text:style-name="T3">→ sdh-so:P39 has type → C22 Legal Quality Type (« Statut marital »)</text:span></text:p>
            <text:p><text:span text:style-name="T13">C26 </text:span><text:span text:style-name="T3">→ sdh-so:P37 is legal quality of → </text:span><text:span text:style-name="T7">C13 Social Role Embodiment</text:span></text:p>
            <text:p><text:span text:style-name="T2">----- </text:span><text:span text:style-name="T7">C13</text:span><text:span text:style-name="T3"> → sdh-so:P26 is embodiment by → E21 Person</text:span></text:p>
          </table:table-cell>
          <table:table-cell table:style-name="ce116"/>
          <table:table-cell table:style-name="ce120"/>
          <table:table-cell/>
        </table:table-row>
        <table:table-row table:style-name="ro8">
          <table:table-cell table:style-name="ce86" office:value-type="string" calcext:value-type="string">
            <text:p>age</text:p>
          </table:table-cell>
          <table:table-cell table:style-name="ce15" office:value-type="float" office:value="36" calcext:value-type="float">
            <text:p>36</text:p>
          </table:table-cell>
          <table:table-cell table:style-name="ce103" office:value-type="string" calcext:value-type="string">
            <text:p>E54 Dimension</text:p>
          </table:table-cell>
          <table:table-cell table:style-name="ce109" office:value-type="string" calcext:value-type="string">
            <text:p><text:span text:style-name="T6">E54 Dimension </text:span>→ crm:P191 was duration of <text:span text:style-name="T1">→ </text:span><text:span text:style-name="T7">E52 Time-Span </text:span><text:span text:style-name="T3">(« Âge »)</text:span></text:p>
            <text:p><text:span text:style-name="T1">----- </text:span><text:span text:style-name="T7">E52</text:span><text:span text:style-name="T1"> → crm:P4 is time-span of → </text:span><text:span text:style-name="T8">E67 Birth</text:span></text:p>
            <text:p><text:span text:style-name="T1">---------- </text:span><text:span text:style-name="T8">E67</text:span><text:span text:style-name="T1"> → crm:P98 brought </text:span><text:span text:style-name="T3">into life → E21 Person</text:span></text:p>
          </table:table-cell>
          <table:table-cell table:style-name="ce108"/>
          <table:table-cell table:style-name="ce119"/>
          <table:table-cell/>
        </table:table-row>
        <table:table-row table:style-name="ro9">
          <table:table-cell table:style-name="ce87" office:value-type="string" calcext:value-type="string">
            <text:p>date_naissance_ISO</text:p>
          </table:table-cell>
          <table:table-cell table:style-name="ce16" office:value-type="string" calcext:value-type="string">
            <text:p>1786/1787</text:p>
          </table:table-cell>
          <table:table-cell table:style-name="ce103" office:value-type="string" calcext:value-type="string">
            <text:p>E61 Time Primitive</text:p>
          </table:table-cell>
          <table:table-cell table:style-name="ce31" office:value-type="string" calcext:value-type="string">
            <text:p><text:span text:style-name="T21">E52 Time-Span</text:span><text:span text:style-name="T22"> → crm:P4 is time-span of → </text:span><text:span text:style-name="T23">E67 Birth</text:span></text:p>
            <text:p><text:span text:style-name="T24">----- </text:span><text:span text:style-name="T23">E67</text:span><text:span text:style-name="T22"> → crm:P98 brought into life → E21 Person</text:span></text:p>
            <text:p><text:span text:style-name="T25">E61 Time Primitive </text:span><text:span text:style-name="T22">→ crm P82a begin of the begin →</text:span><text:span text:style-name="T26"> E52</text:span></text:p>
            <text:p><text:span text:style-name="T27">----- </text:span><text:span text:style-name="T28">E61</text:span><text:span text:style-name="T29"> → crm:P3 has note → E62 String (« Intervalle »)</text:span></text:p>
            <text:p><text:span text:style-name="T24">----- </text:span><text:span text:style-name="T23">E61</text:span><text:span text:style-name="T22"> → crm:P3 has note → E62 String (« Reconstituée »)</text:span></text:p>
          </table:table-cell>
          <table:table-cell table:style-name="ce39" office:value-type="string" calcext:value-type="string">
            <text:p>Deux typages pour les dates :</text:p>
            <text:p>(« Unique/Borne inférieure/Borne supérieure/Intervalle »)</text:p>
            <text:p><text:span text:style-name="T2">(« Certaine/Reconstituée/Postulée »)</text:span></text:p>
          </table:table-cell>
          <table:table-cell table:style-name="ce119"/>
          <table:table-cell/>
        </table:table-row>
        <table:table-row table:style-name="ro10">
          <table:table-cell table:style-name="ce82" office:value-type="string" calcext:value-type="string">
            <text:p>observations</text:p>
          </table:table-cell>
          <table:table-cell table:style-name="ce91" office:value-type="string" calcext:value-type="string">
            <text:p>soeur de la femme</text:p>
          </table:table-cell>
          <table:table-cell table:style-name="ce98" office:value-type="string" calcext:value-type="string">
            <text:p>C6 Expression fragment</text:p>
          </table:table-cell>
          <table:table-cell table:style-name="ce110" office:value-type="string" calcext:value-type="string">
            <text:p><text:span text:style-name="T13">C6 Expression fragment</text:span> → sdh-int:P5 has expr<text:span text:style-name="T4">ession portion type → C3 Expression Portion Type (« Cellule »)</text:span></text:p>
            <text:p><text:span text:style-name="T13">C6</text:span><text:span text:style-name="T3"> → crm:P102 has title -&gt; E35 Title (« Observations »)</text:span></text:p>
            <text:p><text:span text:style-name="T13">C6</text:span><text:span text:style-name="T3"> → sdh-int:P4 is part of → </text:span><text:span text:style-name="T7">F2 Expression</text:span></text:p>
            <text:p><text:span text:style-name="T2">----- </text:span><text:span text:style-name="T7">F2</text:span><text:span text:style-name="T30"> </text:span><text:span text:style-name="T3">→ crm:P102 has title -&gt; E35 Title (#Le titre original du registre [voir source])</text:span></text:p>
            <text:p><text:span text:style-name="T2">----- </text:span><text:span text:style-name="T7">F2</text:span><text:span text:style-name="T30"> </text:span><text:span text:style-name="T3">→ crm-sup:P4 has expression type → C6 Expression Type (« Registre de recensements »)</text:span></text:p>
            <text:p><text:span text:style-name="T2">----- </text:span><text:span text:style-name="T7">F2</text:span><text:span text:style-name="T3"> → crm:P128 is carried by → E22 Man-Made Object</text:span></text:p>
            <text:p><text:span text:style-name="T2">----- </text:span><text:span text:style-name="T7">F2</text:span><text:span text:style-name="T3"> → crm:P129 is about → E21 Person</text:span></text:p>
          </table:table-cell>
          <table:table-cell table:style-name="ce113"/>
          <table:table-cell table:style-name="ce117"/>
          <table:table-cell/>
        </table:table-row>
        <table:table-row table:style-name="ro1">
          <table:table-cell table:style-name="ce82" office:value-type="string" calcext:value-type="string">
            <text:p>PSTI</text:p>
          </table:table-cell>
          <table:table-cell table:style-name="ce91" office:value-type="string" calcext:value-type="string">
            <text:p>1, 1, 3,98, 1, <text:s/>5</text:p>
          </table:table-cell>
          <table:table-cell table:number-columns-repeated="2" table:style-name="ce97" office:value-type="string" calcext:value-type="string">
            <text:p>/</text:p>
          </table:table-cell>
          <table:table-cell table:style-name="ce112" office:value-type="string" calcext:value-type="string">
            <text:p>Ignorer pour l’instant</text:p>
          </table:table-cell>
          <table:table-cell table:style-name="ce117"/>
          <table:table-cell/>
        </table:table-row>
        <table:table-row table:style-name="ro8">
          <table:table-cell table:style-name="ce82" office:value-type="string" calcext:value-type="string">
            <text:p>source</text:p>
          </table:table-cell>
          <table:table-cell table:style-name="ce91" office:value-type="string" calcext:value-type="string">
            <text:p>6M15</text:p>
          </table:table-cell>
          <table:table-cell table:style-name="ce98" office:value-type="string" calcext:value-type="string">
            <text:p>E41 Appellation</text:p>
          </table:table-cell>
          <table:table-cell table:style-name="ce97" office:value-type="string" calcext:value-type="string">
            <text:p><text:span text:style-name="T13">E41 Appellation</text:span> → geov:P17 is short title of<text:span text:style-name="T1"> → </text:span><text:span text:style-name="T7">E22 Man-Made Object</text:span></text:p>
            <text:p><text:span text:style-name="T1">----- </text:span><text:span text:style-name="T7">E22</text:span><text:span text:style-name="T1"> → crm-sup:P1 has type → C4 Physical Human-Made Thing Type (« Inventaire »)</text:span></text:p>
            <text:p><text:span text:style-name="T1">----- </text:span><text:span text:style-name="T7">E22</text:span><text:span text:style-name="T1"> → sdh:P17 has location → C15 Epistemic Location of a Physical Thing (#Lieu de conservation du registre [voir source])</text:span></text:p>
          </table:table-cell>
          <table:table-cell table:style-name="ce112"/>
          <table:table-cell table:style-name="ce117"/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81" office:value-type="string" calcext:value-type="string">
            <text:p>Profil OntoME</text:p>
          </table:table-cell>
          <table:table-cell table:style-name="ce9" office:value-type="string" calcext:value-type="string">
            <text:p>Namespace</text:p>
          </table:table-cell>
          <table:table-cell table:style-name="ce81" office:value-type="string" calcext:value-type="string">
            <text:p>Entité</text:p>
          </table:table-cell>
          <table:table-cell table:number-columns-repeated="4"/>
        </table:table-row>
        <table:table-row table:style-name="ro1">
          <table:table-cell table:style-name="ce88" office:value-type="string" calcext:value-type="string">
            <text:p>Biographical basics and family</text:p>
          </table:table-cell>
          <table:table-cell table:style-name="ce88" office:value-type="string" calcext:value-type="string">
            <text:p>SDHSS Semantic Data for Humanities and Social Sciences CIDOC CRM Extension ongoing</text:p>
          </table:table-cell>
          <table:table-cell office:value-type="string" calcext:value-type="string">
            <text:p>C13 Geographical Place, C17 Construction</text:p>
          </table:table-cell>
          <table:table-cell table:number-columns-repeated="4"/>
        </table:table-row>
        <table:table-row table:style-name="ro1">
          <table:table-cell/>
          <table:table-cell table:style-name="ce88" office:value-type="string" calcext:value-type="string">
            <text:p>CIDOC CRM version 6.2</text:p>
          </table:table-cell>
          <table:table-cell table:style-name="ce104" office:value-type="string" calcext:value-type="string">
            <text:p>E21 Person, E67 Birth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SDHSS Social, legal and economic life ongoing</text:p>
          </table:table-cell>
          <table:table-cell table:style-name="ce88" office:value-type="string" calcext:value-type="string">
            <text:p><text:span text:style-name="T1">C11 Gender, C26 Legal Quality, </text:span>C28 Legal Location of an Actor, C33 Legal Location Typ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cial and legal qualities of a person</text:p>
          </table:table-cell>
          <table:table-cell office:value-type="string" calcext:value-type="string">
            <text:p>SDHSS Social, legal and economic life ongoing</text:p>
          </table:table-cell>
          <table:table-cell table:style-name="ce88" office:value-type="string" calcext:value-type="string">
            <text:p><text:span text:style-name="T1">C1 Social Perception of an Actor, C7 Occupation (C2 Actor's Social Quality), C28 </text:span>Legal Location of an Actor, C33 Legal Location Type</text:p>
          </table:table-cell>
          <table:table-cell table:number-columns-repeated="4"/>
        </table:table-row>
        <table:table-row table:style-name="ro1">
          <table:table-cell/>
          <table:table-cell table:style-name="ce88" office:value-type="string" calcext:value-type="string">
            <text:p>CIDOC CRM version 6.2</text:p>
          </table:table-cell>
          <table:table-cell table:style-name="ce104" office:value-type="string" calcext:value-type="string">
            <text:p>E21 Person, E74 Group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7">
          <table:table-cell table:style-name="ce88" office:value-type="string" calcext:value-type="string">
            <text:p>Geovistory Basics</text:p>
          </table:table-cell>
          <table:table-cell table:style-name="ce88" office:value-type="string" calcext:value-type="string">
            <text:p>SDHSS Semantic Data for Humanities and Social Sciences CIDOC CRM Extension ongoing</text:p>
          </table:table-cell>
          <table:table-cell office:value-type="string" calcext:value-type="string">
            <text:p><text:span text:style-name="T1">C11 Appellation in a Language, C12 Appellation in a Language Type, C38 Person Appellation in a Language, C39 Person Appellation in a Language Type, </text:span>C51 Geographical Place Kind</text:p>
          </table:table-cell>
          <table:table-cell table:number-columns-repeated="4"/>
        </table:table-row>
        <table:table-row table:style-name="ro7">
          <table:table-cell/>
          <table:table-cell table:style-name="ce88" office:value-type="string" calcext:value-type="string">
            <text:p>CIDOC CRM version 6.2</text:p>
          </table:table-cell>
          <table:table-cell table:style-name="ce88" office:value-type="string" calcext:value-type="string">
            <text:p><text:span text:style-name="T2">E21 Person, </text:span><text:span text:style-name="T1">E41 Appellation, E42 Identifier</text:span><text:span text:style-name="T3">, E52 Time-Span, E53 Place, </text:span><text:span text:style-name="T4">E62 Str</text:span>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ovistory (ongoing)</text:p>
          </table:table-cell>
          <table:table-cell office:value-type="string" calcext:value-type="string">
            <text:p>C6 Expression frag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HSS Intellectual and Literary Life ongoing</text:p>
          </table:table-cell>
          <table:table-cell office:value-type="string" calcext:value-type="string">
            <text:p>C3 Expression Portion Typ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HSS CIDOC CRM supplement – ongoing</text:p>
          </table:table-cell>
          <table:table-cell office:value-type="string" calcext:value-type="string">
            <text:p>C6 Expression Typ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know working profile</text:p>
          </table:table-cell>
          <table:table-cell office:value-type="string" calcext:value-type="string">
            <text:p>CIDOC CRM version 6.2</text:p>
          </table:table-cell>
          <table:table-cell office:value-type="string" calcext:value-type="string">
            <text:p>E15 Identifier Assignment, E17 Type Assignment, E22 Man-Made Object, E56 Languag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cial and legal qualities of a person</text:p>
          </table:table-cell>
          <table:table-cell office:value-type="string" calcext:value-type="string">
            <text:p>SDHSS Social, legal and economic life ongoing</text:p>
          </table:table-cell>
          <table:table-cell office:value-type="string" calcext:value-type="string">
            <text:p>C13 Social Role Embodimen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vistory Generic Historical Information Profile</text:p>
          </table:table-cell>
          <table:table-cell office:value-type="string" calcext:value-type="string">
            <text:p>SDHSS Social, legal and economic life ongoing</text:p>
          </table:table-cell>
          <table:table-cell office:value-type="string" calcext:value-type="string">
            <text:p>C5 Membership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vistory Digitals Ongoing</text:p>
          </table:table-cell>
          <table:table-cell office:value-type="string" calcext:value-type="string">
            <text:p>SDHSS Intellectual and Literary Life ongoing</text:p>
          </table:table-cell>
          <table:table-cell office:value-type="string" calcext:value-type="string">
            <text:p>C13 Propositional Datatio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CIDOC CRM version 6.2</text:p>
          </table:table-cell>
          <table:table-cell office:value-type="string" calcext:value-type="string">
            <text:p>E61 Time Primitive</text:p>
          </table:table-cell>
          <table:table-cell table:number-columns-repeated="4"/>
        </table:table-row>
        <table:table-row table:style-name="ro1" table:number-rows-repeated="104853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number-style style:name="N142">
      <number:fraction number:min-integer-digits="0" number:min-numerator-digits="1" loext:max-numerator-digits="1" number:min-denominator-digits="1" number:max-denominator-value="9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 style:data-style-name="N2" text:time-value="01:23:47.9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censement_5f_croix_5f_rousse1851202" style:display-name="PageStyle_recensement_croix_rousse185120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censement_5f_croix_5f_rousse1851202_20_1" style:display-name="PageStyle_recensement_croix_rousse1851202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4-08-31T01:30:52.671000000</dc:date>
    <meta:editing-duration>P2DT54M25S</meta:editing-duration>
    <meta:editing-cycles>56</meta:editing-cycles>
    <meta:document-statistic meta:table-count="1" meta:cell-count="108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 enregistrée automatiquement" VL:creator="" dc:date-time="2024-06-11T11:22:10"/>
</VL:version-list>
</file>